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5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6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1"/>
    </style:style>
    <style:style style:name="Table7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8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1"/>
    </style:style>
    <style:style style:name="Table9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16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/>
    </style:style>
    <style:style style:name="P27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8" style:family="paragraph" style:parent-style-name="Standard">
      <style:paragraph-properties fo:margin-top="0.635cm" fo:margin-bottom="0.423cm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29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3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33" style:family="paragraph" style:parent-style-name="Standard" style:list-style-name="WWNum9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Standard" style:list-style-name="WWNum9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36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7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2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46" style:family="paragraph" style:parent-style-name="Standard" style:list-style-name="WWNum9">
      <style:paragraph-properties fo:margin-left="2.54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7" style:family="paragraph" style:parent-style-name="Standard" style:list-style-name="WWNum9">
      <style:paragraph-properties fo:margin-left="2.54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5"><text:span text:style-name="T2">Integrantes do Grupo:</text:span><text:span text:style-name="T1"> </text:span></text:p>
      <text:p text:style-name="P5">Fernando Henrique Callata,</text:p>
      <text:p text:style-name="P5">Gustavo Henrique, </text:p>
      <text:p text:style-name="P5">Marcos Rafael,</text:p>
      <text:p text:style-name="P5">Pedro Basílio,</text:p>
      <text:p text:style-name="P5">Saulo Calixto</text:p>
      <text:p text:style-name="P2"/>
      <text:p text:style-name="P2"/>
      <text:p text:style-name="P13">Casos de Uso</text:p>
      <text:p text:style-name="P9"/>
      <text:p text:style-name="P29"><text:bookmark text:name="_64k9lh4f981x"/>Introdução</text:p>
      <text:p text:style-name="P16">Esse documento tem como objetivo apresentar o diagrama de casos de uso do projeto e também descrevê-los a fim de esclarecer melhor como funcionará a interação entre o usuário e o sistema.</text:p>
      <text:p text:style-name="P16">Os casos de uso foram feitos baseados nos requisitos.</text:p>
      <text:p text:style-name="P16"/>
      <text:p text:style-name="P29"><text:bookmark text:name="_q20a9ojvclgh"/>Personagens Envolvidos</text:p>
      <text:list xml:id="list2899648002" text:style-name="WWNum9">
        <text:list-item>
          <text:p text:style-name="P33">Aluno</text:p>
          <text:list>
            <text:list-item>
              <text:p text:style-name="P46">Geralmente vinculado à uma turma, tem interesse em seu desempenho nas matérias, além de solicitar matrícula e consultar histórico;</text:p>
            </text:list-item>
          </text:list>
        </text:list-item>
        <text:list-item>
          <text:p text:style-name="P34">Professor</text:p>
          <text:list>
            <text:list-item>
              <text:p text:style-name="P47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34">Coordenador</text:p>
          <text:list>
            <text:list-item>
              <text:p text:style-name="P47">Interesse mais geral, cadastrar turmas, monitorar professores, alunos, etc.</text:p>
            </text:list-item>
          </text:list>
        </text:list-item>
        <text:list-item>
          <text:p text:style-name="P34">Sistema de Faculdade</text:p>
          <text:list>
            <text:list-item>
              <text:p text:style-name="P47">Próprio sistema que deve controlar todas as atividades, guardar dados, tratá-los, apresentá-los quando solicitado, etc.</text:p>
            </text:list-item>
          </text:list>
        </text:list-item>
        <text:list-item>
          <text:p text:style-name="P34">Sistema de Faturamento</text:p>
          <text:list>
            <text:list-item>
              <text:p text:style-name="P47"><text:soft-page-break/>Tem interesse nos alunos matriculados para poder alimentar dados financeiros;</text:p>
            </text:list-item>
          </text:list>
        </text:list-item>
        <text:list-item>
          <text:p text:style-name="P34">Sistema de Recursos Humanos</text:p>
          <text:list>
            <text:list-item>
              <text:p text:style-name="P47">Oferece dados pessoais de professores ao Sistema de Faculdade;</text:p>
            </text:list-item>
          </text:list>
        </text:list-item>
      </text:list>
      <text:p text:style-name="P29"><text:bookmark text:name="_n64wjn1wqjln"/>Modelo de Caso de Uso</text:p>
      <text:p text:style-name="P28">[Imagem aqui!]</text:p>
      <text:p text:style-name="P29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ome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8">Visualizar Not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2</text:p>
          </table:table-cell>
          <table:table-cell table:style-name="Table1.A1" office:value-type="string">
            <text:p text:style-name="P18">Visualizar Disciplinas Disponíveis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3</text:p>
          </table:table-cell>
          <table:table-cell table:style-name="Table1.A1" office:value-type="string">
            <text:p text:style-name="P18">Se inscrever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4</text:p>
          </table:table-cell>
          <table:table-cell table:style-name="Table1.A1" office:value-type="string">
            <text:p text:style-name="P18">Verificar o andamento da solicitação de matrícul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5</text:p>
          </table:table-cell>
          <table:table-cell table:style-name="Table1.A1" office:value-type="string">
            <text:p text:style-name="P18">Cancelar inscrição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6</text:p>
          </table:table-cell>
          <table:table-cell table:style-name="Table1.A1" office:value-type="string">
            <text:p text:style-name="P18">Visualizar histórico acadêmico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7</text:p>
          </table:table-cell>
          <table:table-cell table:style-name="Table1.A1" office:value-type="string">
            <text:p text:style-name="P18">Lançar Notas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8</text:p>
          </table:table-cell>
          <table:table-cell table:style-name="Table1.A1" office:value-type="string">
            <text:p text:style-name="P18">Atualizar Dados da turma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9</text:p>
          </table:table-cell>
          <table:table-cell table:style-name="Table1.A1" office:value-type="string">
            <text:p text:style-name="P18">Abrir Turma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0</text:p>
          </table:table-cell>
          <table:table-cell table:style-name="Table1.A1" office:value-type="string">
            <text:p text:style-name="P18">Alocar turma em sala ou laboratório em horário específico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1</text:p>
          </table:table-cell>
          <table:table-cell table:style-name="Table1.A1" office:value-type="string">
            <text:p text:style-name="P19">Cancelar matrículas de aluno se ele for reprovado mais de duas vezes na mesma disciplina</text:p>
          </table:table-cell>
          <table:table-cell table:style-name="Table1.A1" office:value-type="string">
            <text:p text:style-name="P18">Coordenador</text:p>
          </table:table-cell>
        </table:table-row>
        <text:soft-page-break/>
        <table:table-row table:style-name="Table1.1">
          <table:table-cell table:style-name="Table1.A1" office:value-type="string">
            <text:p text:style-name="P18">UC12</text:p>
          </table:table-cell>
          <table:table-cell table:style-name="Table1.A1" office:value-type="string">
            <text:p text:style-name="P19">Obter Informações de inscrições de alunos</text:p>
          </table:table-cell>
          <table:table-cell table:style-name="Table1.A1" office:value-type="string">
            <text:p text:style-name="P18">Sistema de Faturamento</text:p>
          </table:table-cell>
        </table:table-row>
        <table:table-row table:style-name="Table1.1">
          <table:table-cell table:style-name="Table1.A1" office:value-type="string">
            <text:p text:style-name="P18">UC13</text:p>
          </table:table-cell>
          <table:table-cell table:style-name="Table1.A1" office:value-type="string">
            <text:p text:style-name="P19">Obter dados cadastrais sobre professores</text:p>
          </table:table-cell>
          <table:table-cell table:style-name="Table1.A1" office:value-type="string">
            <text:p text:style-name="P18">Sistema RH</text:p>
          </table:table-cell>
        </table:table-row>
        <table:table-row table:style-name="Table1.1">
          <table:table-cell table:style-name="Table1.A1" office:value-type="string">
            <text:p text:style-name="P18">UC14</text:p>
          </table:table-cell>
          <table:table-cell table:style-name="Table1.A1" office:value-type="string">
            <text:p text:style-name="P19">Controlar prazos e atrasos nos lançamentos de nota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" office:value-type="string">
            <text:p text:style-name="P18">UC15</text:p>
          </table:table-cell>
          <table:table-cell table:style-name="Table1.A1" office:value-type="string">
            <text:p text:style-name="P19">Atribuir perfis diferenciados a usuários de acordo com suas permissões</text:p>
          </table:table-cell>
          <table:table-cell table:style-name="Table1.A1" office:value-type="string">
            <text:p text:style-name="P18">Sistema de Faculdade</text:p>
          </table:table-cell>
        </table:table-row>
      </table:table>
      <text:p text:style-name="P27"><text:bookmark text:name="_9lw8k4qydm3c"/></text:p>
      <text:p text:style-name="P29"><text:bookmark text:name="_qzbbnkamtrgk"/>Descrição dos Casos de Uso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UC01</text:p>
          </table:table-cell>
          <table:table-cell table:style-name="Table2.A1" office:value-type="string">
            <text:p text:style-name="P20">Visualizar Notas</text:p>
          </table:table-cell>
        </table:table-row>
        <table:table-row table:style-name="Table2.1">
          <table:table-cell table:style-name="Table2.A1" office:value-type="string">
            <text:p text:style-name="P21">Ator Principal</text:p>
          </table:table-cell>
          <table:table-cell table:style-name="Table2.A1" office:value-type="string">
            <text:p text:style-name="P23">Aluno</text:p>
          </table:table-cell>
        </table:table-row>
        <table:table-row table:style-name="Table2.1">
          <table:table-cell table:style-name="Table2.A1" office:value-type="string">
            <text:p text:style-name="P21">Pré-Condições</text:p>
          </table:table-cell>
          <table:table-cell table:style-name="Table2.A1" office:value-type="string">
            <text:p text:style-name="P23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22">Descrição</text:p>
          </table:table-cell>
          <table:table-cell table:style-name="Table2.A4" office:value-type="string">
            <text:p text:style-name="P24">Esse caso de uso descreve a ação do aluno visualizar as notas lançadas pelo professor no sistema.</text:p>
          </table:table-cell>
        </table:table-row>
        <table:table-row table:style-name="Table2.1">
          <table:table-cell table:style-name="Table2.A1" office:value-type="string">
            <text:p text:style-name="P21">Fluxo</text:p>
          </table:table-cell>
          <table:table-cell table:style-name="Table2.A1" office:value-type="string">
            <text:list xml:id="list1865313112" text:style-name="WWNum10">
              <text:list-item>
                <text:p text:style-name="P35">Aluno loga no sistema com sua identificação única;</text:p>
              </text:list-item>
              <text:list-item>
                <text:p text:style-name="P35">Selecionar a disciplina desejada;</text:p>
              </text:list-item>
              <text:list-item>
                <text:p text:style-name="P35"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21">Pós-Condições</text:p>
          </table:table-cell>
          <table:table-cell table:style-name="Table2.A4" office:value-type="string">
            <text:p text:style-name="P23">O sistema deve buscar no banco de dados as notas do aluno referente a disciplina marcada, sem, contudo, fazer qualquer alteração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UC02</text:p>
          </table:table-cell>
          <table:table-cell table:style-name="Table3.A1" office:value-type="string">
            <text:p text:style-name="P10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ext:soft-page-break/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7">Descrição</text:p>
          </table:table-cell>
          <table:table-cell table:style-name="Table3.A4" office:value-type="string">
            <text:p text:style-name="P11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1858400765" text:style-name="WWNum3">
              <text:list-item>
                <text:p text:style-name="P36">Aluno loga no sistema com sua identificação única;</text:p>
              </text:list-item>
              <text:list-item>
                <text:p text:style-name="P36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6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UC03</text:p>
          </table:table-cell>
          <table:table-cell table:style-name="Table4.A1" office:value-type="string">
            <text:p text:style-name="P14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7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3137942633" text:style-name="WWNum7">
              <text:list-item>
                <text:p text:style-name="P45">Passos a partir da <text:span text:style-name="T3">UC02</text:span></text:p>
              </text:list-item>
              <text:list-item>
                <text:p text:style-name="P37"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6">Pós-Condições</text:p>
          </table:table-cell>
          <table:table-cell table:style-name="Table4.A4" office:value-type="string">
            <text:p text:style-name="P3">Após realizar a matrícula o aluno deve ser vinculado à turma. BD deve ser atualizado.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UC04</text:p>
          </table:table-cell>
          <table:table-cell table:style-name="Table5.A1" office:value-type="string">
            <text:p text:style-name="P14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3388596061" text:style-name="WWNum4">
              <text:list-item>
                <text:p text:style-name="P38">O aluno estar logado no sistema.</text:p>
              </text:list-item>
              <text:list-item>
                <text:p text:style-name="P38">Ele deve ter solicitado a matrícula na disciplina previamente</text:p>
              </text:list-item>
            </text:list>
          </table:table-cell>
        </table:table-row>
        <text:soft-page-break/>
        <table:table-row table:style-name="Table5.1">
          <table:table-cell table:style-name="Table5.A4" office:value-type="string">
            <text:p text:style-name="P7">Descrição</text:p>
          </table:table-cell>
          <table:table-cell table:style-name="Table5.A4" office:value-type="string">
            <text:p text:style-name="P12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936438195" text:style-name="WWNum1">
              <text:list-item>
                <text:p text:style-name="P39">Aluno loga no sistema com sua identificação única;</text:p>
              </text:list-item>
              <text:list-item>
                <text:p text:style-name="P39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6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UC05</text:p>
          </table:table-cell>
          <table:table-cell table:style-name="Table6.A1" office:value-type="string">
            <text:p text:style-name="P14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3976946926" text:style-name="WWNum5">
              <text:list-item>
                <text:p text:style-name="P40">O aluno estar logado no sistema;</text:p>
              </text:list-item>
              <text:list-item>
                <text:p text:style-name="P40">Ele deve estar matriculado na disciplina;</text:p>
              </text:list-item>
              <text:list-item>
                <text:p text:style-name="P40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8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4276663143" text:style-name="WWNum2">
              <text:list-item>
                <text:p text:style-name="P41">Aluno loga no sistema com sua identificação única;</text:p>
              </text:list-item>
              <text:list-item>
                <text:p text:style-name="P41">Clicar em Visualizar Disciplinas Matriculado;</text:p>
              </text:list-item>
              <text:list-item>
                <text:p text:style-name="P41">Escolher disciplina que quer cancelar;</text:p>
              </text:list-item>
              <text:list-item>
                <text:p text:style-name="P41">Clicar em solicitar cancelamento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6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2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UC06</text:p>
          </table:table-cell>
          <table:table-cell table:style-name="Table7.A1" office:value-type="string">
            <text:p text:style-name="P14">Visualizar Histórico Acadêmico</text:p>
          </table:table-cell>
        </table:table-row>
        <table:table-row table:style-name="Table7.1">
          <table:table-cell table:style-name="Table7.A1" office:value-type="string">
            <text:p text:style-name="P6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6">Pré-Condições</text:p>
          </table:table-cell>
          <table:table-cell table:style-name="Table7.A1" office:value-type="string">
            <text:list xml:id="list1670318067" text:style-name="WWNum6">
              <text:list-item>
                <text:p text:style-name="P42">O aluno deve estar matriculado na faculdade;</text:p>
              </text:list-item>
              <text:list-item>
                <text:p text:style-name="P42">O aluno estar logado no sistema;</text:p>
              </text:list-item>
            </text:list>
          </table:table-cell>
        </table:table-row>
        <text:soft-page-break/>
        <table:table-row table:style-name="Table7.1">
          <table:table-cell table:style-name="Table7.A4" office:value-type="string">
            <text:p text:style-name="P8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6">Fluxo</text:p>
          </table:table-cell>
          <table:table-cell table:style-name="Table7.A1" office:value-type="string">
            <text:list xml:id="list4201910030" text:style-name="WWNum11">
              <text:list-item>
                <text:p text:style-name="P43">Aluno loga no sistema com sua identificação única;</text:p>
              </text:list-item>
              <text:list-item>
                <text:p text:style-name="P43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6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C07</text:p>
          </table:table-cell>
          <table:table-cell table:style-name="Table8.A1" office:value-type="string">
            <text:p text:style-name="P14">Lançar Notas</text:p>
          </table:table-cell>
        </table:table-row>
        <table:table-row table:style-name="Table8.1">
          <table:table-cell table:style-name="Table8.A1" office:value-type="string">
            <text:p text:style-name="P6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6">Pré-Condições</text:p>
          </table:table-cell>
          <table:table-cell table:style-name="Table8.A1" office:value-type="string">
            <text:list xml:id="list134457288130527" text:continue-list="list1670318067" text:style-name="WWNum6">
              <text:list-item>
                <text:p text:style-name="P42">O professor deve estar vinculado à turma para que deseja lançar nota;</text:p>
              </text:list-item>
              <text:list-item>
                <text:p text:style-name="P42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8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6">Fluxo</text:p>
          </table:table-cell>
          <table:table-cell table:style-name="Table8.A1" office:value-type="string">
            <text:list xml:id="list4025345441" text:style-name="WWNum8">
              <text:list-item>
                <text:p text:style-name="P44">Professor loga no sistema com sua identificação única;</text:p>
              </text:list-item>
              <text:list-item>
                <text:p text:style-name="P44">Clicar em Visualizar Disciplinas Vinculadas;</text:p>
              </text:list-item>
              <text:list-item>
                <text:p text:style-name="P44">Escolher a disciplina que deseja lançar as notas;</text:p>
              </text:list-item>
              <text:list-item>
                <text:p text:style-name="P44">Cadastrar notas dos alunos;</text:p>
              </text:list-item>
              <text:list-item>
                <text:p text:style-name="P44">Salvar.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6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2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C08</text:p>
          </table:table-cell>
          <table:table-cell table:style-name="Table9.A1" office:value-type="string">
            <text:p text:style-name="P14">Atualizar Dados da Turma</text:p>
          </table:table-cell>
        </table:table-row>
        <table:table-row table:style-name="Table9.1">
          <table:table-cell table:style-name="Table9.A1" office:value-type="string">
            <text:p text:style-name="P6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6">Pré-Condições</text:p>
          </table:table-cell>
          <table:table-cell table:style-name="Table9.A1" office:value-type="string">
            <text:list xml:id="list134457273677488" text:continue-list="list134457288130527" text:style-name="WWNum6">
              <text:list-item>
                <text:p text:style-name="P42">O professor deve estar vinculado à turma para que deseja <text:soft-page-break/>atualizar;</text:p>
              </text:list-item>
              <text:list-item>
                <text:p text:style-name="P42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7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6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6">Pós-Condições</text:p>
          </table:table-cell>
          <table:table-cell table:style-name="Table9.A4" office:value-type="string">
            <text:p text:style-name="P3">Os dados alterados devem ser gravados no BD e aparecer para todos vinculados à turma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08T13:44:55.574328199</dc:date>
    <meta:editing-duration>PT13M43S</meta:editing-duration>
    <meta:editing-cycles>3</meta:editing-cycles>
    <meta:document-statistic meta:table-count="9" meta:image-count="0" meta:object-count="0" meta:page-count="7" meta:paragraph-count="201" meta:word-count="1011" meta:character-count="6317" meta:non-whitespace-character-count="5548"/>
  </office:meta>
</office:document-meta>
</file>